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 style:master-page-name="Standard">
      <style:paragraph-properties fo:text-align="end" style:justify-single-word="false" style:page-number="auto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<text:span text:style-name="T1"> </text:span>is<text:span text:style-name="T1"> </text:span>a<text:span text:style-name="T1"> </text:span>right<text:span text:style-name="T1"> </text:span>text<text:span text:style-name="T1"> </text:span>test!</text:p>
      <text:p text:style-name="P1"/>
      <text:p text:style-name="P1"/>
      <text:p text:style-name="P1">All<text:span text:style-name="T1"> </text:span>of<text:span text:style-name="T1"> </text:span>this<text:span text:style-name="T1"> </text:span>text<text:span text:style-name="T1"> </text:span>should<text:span text:style-name="T1"> </text:span>be<text:span text:style-name="T1"> </text:span>right<text:span text:style-name="T1"> </text:span>justified.</text:p>
      <text:p text:style-name="P1"/>
      <text:p text:style-name="P1"/>
      <text:p text:style-name="P1">Muahahahaha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19:19</dc:date>
    <meta:editing-cycles>3</meta:editing-cycles>
    <meta:editing-duration>PT4M54S</meta:editing-duration>
    <meta:document-statistic meta:table-count="0" meta:image-count="0" meta:object-count="0" meta:page-count="1" meta:paragraph-count="3" meta:word-count="15" meta:character-count="83" meta:non-whitespace-character-count="71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